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239cm"/>
    </style:style>
    <style:style style:name="co40" style:family="table-column">
      <style:table-column-properties fo:break-before="auto" style:column-width="16.237cm"/>
    </style:style>
    <style:style style:name="co41" style:family="table-column">
      <style:table-column-properties fo:break-before="auto" style:column-width="1.565cm"/>
    </style:style>
    <style:style style:name="co42" style:family="table-column">
      <style:table-column-properties fo:break-before="auto" style:column-width="5.14cm"/>
    </style:style>
    <style:style style:name="co43" style:family="table-column">
      <style:table-column-properties fo:break-before="auto" style:column-width="8.373cm"/>
    </style:style>
    <style:style style:name="co44" style:family="table-column">
      <style:table-column-properties fo:break-before="auto" style:column-width="2.041cm"/>
    </style:style>
    <style:style style:name="co45" style:family="table-column">
      <style:table-column-properties fo:break-before="auto" style:column-width="11.506cm"/>
    </style:style>
    <style:style style:name="co46" style:family="table-column">
      <style:table-column-properties fo:break-before="auto" style:column-width="11.913cm"/>
    </style:style>
    <style:style style:name="co47" style:family="table-column">
      <style:table-column-properties fo:break-before="auto" style:column-width="7.183cm"/>
    </style:style>
    <style:style style:name="co48" style:family="table-column">
      <style:table-column-properties fo:break-before="auto" style:column-width="2.007cm"/>
    </style:style>
    <style:style style:name="co49" style:family="table-column">
      <style:table-column-properties fo:break-before="auto" style:column-width="10.717cm"/>
    </style:style>
    <style:style style:name="co50" style:family="table-column">
      <style:table-column-properties fo:break-before="auto" style:column-width="8.066cm"/>
    </style:style>
    <style:style style:name="co51" style:family="table-column">
      <style:table-column-properties fo:break-before="auto" style:column-width="11.606cm"/>
    </style:style>
    <style:style style:name="co52" style:family="table-column">
      <style:table-column-properties fo:break-before="auto" style:column-width="11.266cm"/>
    </style:style>
    <style:style style:name="co53" style:family="table-column">
      <style:table-column-properties fo:break-before="auto" style:column-width="6.569cm"/>
    </style:style>
    <style:style style:name="co54" style:family="table-column">
      <style:table-column-properties fo:break-before="auto" style:column-width="2.484cm"/>
    </style:style>
    <style:style style:name="co55" style:family="table-column">
      <style:table-column-properties fo:break-before="auto" style:column-width="5.921cm"/>
    </style:style>
    <style:style style:name="co56" style:family="table-column">
      <style:table-column-properties fo:break-before="auto" style:column-width="1.905cm"/>
    </style:style>
    <style:style style:name="co57" style:family="table-column">
      <style:table-column-properties fo:break-before="auto" style:column-width="13.884cm"/>
    </style:style>
    <style:style style:name="co58" style:family="table-column">
      <style:table-column-properties fo:break-before="auto" style:column-width="5.99cm"/>
    </style:style>
    <style:style style:name="co59" style:family="table-column">
      <style:table-column-properties fo:break-before="auto" style:column-width="3.267cm"/>
    </style:style>
    <style:style style:name="co60" style:family="table-column">
      <style:table-column-properties fo:break-before="auto" style:column-width="3.233cm"/>
    </style:style>
    <style:style style:name="co61" style:family="table-column">
      <style:table-column-properties fo:break-before="auto" style:column-width="7.93cm"/>
    </style:style>
    <style:style style:name="co62" style:family="table-column">
      <style:table-column-properties fo:break-before="auto" style:column-width="5.583cm"/>
    </style:style>
    <style:style style:name="co63" style:family="table-column">
      <style:table-column-properties fo:break-before="auto" style:column-width="1.974cm"/>
    </style:style>
    <style:style style:name="co64" style:family="table-column">
      <style:table-column-properties fo:break-before="auto" style:column-width="9.53cm"/>
    </style:style>
    <style:style style:name="co65" style:family="table-column">
      <style:table-column-properties fo:break-before="auto" style:column-width="8.271cm"/>
    </style:style>
    <style:style style:name="co66" style:family="table-column">
      <style:table-column-properties fo:break-before="auto" style:column-width="1.803cm"/>
    </style:style>
    <style:style style:name="co67" style:family="table-column">
      <style:table-column-properties fo:break-before="auto" style:column-width="10.347cm"/>
    </style:style>
    <style:style style:name="co68"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319cm" fo:break-before="auto" style:use-optimal-row-height="true"/>
    </style:style>
    <style:style style:name="ro5" style:family="table-row">
      <style:table-row-properties style:row-height="5.106cm" fo:break-before="auto" style:use-optimal-row-height="true"/>
    </style:style>
    <style:style style:name="ro6" style:family="table-row">
      <style:table-row-properties style:row-height="10.162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4cm" fo:break-before="auto" style:use-optimal-row-height="true"/>
    </style:style>
    <style:style style:name="ro9" style:family="table-row">
      <style:table-row-properties style:row-height="13.109cm" fo:break-before="auto" style:use-optimal-row-height="true"/>
    </style:style>
    <style:style style:name="ro10" style:family="table-row">
      <style:table-row-properties style:row-height="8.056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11.84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4.878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63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77cm" fo:break-before="auto" style:use-optimal-row-height="true"/>
    </style:style>
    <style:style style:name="ro22" style:family="table-row">
      <style:table-row-properties style:row-height="0.473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947cm" fo:break-before="auto" style:use-optimal-row-height="true"/>
    </style:style>
    <style:style style:name="ro26" style:family="table-row">
      <style:table-row-properties style:row-height="1.263cm" fo:break-before="auto" style:use-optimal-row-height="true"/>
    </style:style>
    <style:style style:name="ro27" style:family="table-row">
      <style:table-row-properties style:row-height="0.559cm" fo:break-before="auto" style:use-optimal-row-height="true"/>
    </style:style>
    <style:style style:name="ro28" style:family="table-row">
      <style:table-row-properties style:row-height="3.521cm" fo:break-before="auto" style:use-optimal-row-height="true"/>
    </style:style>
    <style:style style:name="ro29" style:family="table-row">
      <style:table-row-properties style:row-height="2.533cm" fo:break-before="auto" style:use-optimal-row-height="true"/>
    </style:style>
    <style:style style:name="ro30" style:family="table-row">
      <style:table-row-properties style:row-height="2.422cm" fo:break-before="auto" style:use-optimal-row-height="true"/>
    </style:style>
    <style:style style:name="ro31" style:family="table-row">
      <style:table-row-properties style:row-height="3.369cm" fo:break-before="auto" style:use-optimal-row-height="true"/>
    </style:style>
    <style:style style:name="ro3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17"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616cm" loext:decorative="false"/>
      <style:paragraph-properties style:writing-mode="lr-tb"/>
    </style:style>
    <style:style style:name="gr11" style:family="graphic" style:parent-style-name="Note">
      <style:graphic-properties fo:min-height="2.76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7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96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421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47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204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717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4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822cm" draw:caption-point-x="-0.61cm" draw:caption-point-y="1.51cm">
              <dc:creator>Andreas Reichel</dc:creator>
              <dc:date>2024-04-03T00:00:00</dc:date>
              <text:p>There is a similar function <text:span text:style-name="T1">approx_quantile</text:span><text:span text:style-name="T1">(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47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73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2.899cm" svg:height="2.176cm" svg:x="8.483cm" svg:y="4.873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173"/>
        <table:table-column table:style-name="co40"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27">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2"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2"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2"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9" svg:width="5.411cm" svg:height="2.865cm" svg:x="11.206cm" svg:y="10.514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2"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2" office:value-type="string" calcext:value-type="string">
            <text:p><text:a xlink:href="https://docs.aws.amazon.com/redshift/latest/dg/r_DATE_CMP.html" xlink:type="simple">DATE_CMP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2"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2"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2" office:value-type="string" calcext:value-type="string">
            <text:p><text:a xlink:href="https://docs.aws.amazon.com/redshift/latest/dg/r_DATEADD_function.html" xlink:type="simple">DATEADD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2" office:value-type="string" calcext:value-type="string">
            <text:p><text:a xlink:href="https://docs.aws.amazon.com/redshift/latest/dg/r_DATEDIFF_function.html" xlink:type="simple">DATEDIFF function</text:a></text:p>
          </table:table-cell>
          <table:table-cell table:number-columns-repeated="16376"/>
        </table:table-row>
        <table:table-row table:style-name="ro27">
          <table:table-cell/>
          <table:table-cell table:style-name="ce170" office:value-type="string" calcext:value-type="string">
            <office:annotation draw:style-name="gr2" svg:width="2.899cm" svg:height="3.756cm" svg:x="11.206cm" svg:y="15.843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2" office:value-type="string" calcext:value-type="string">
            <text:p><text:a xlink:href="https://docs.aws.amazon.com/redshift/latest/dg/r_DATE_PART_function.html" xlink:type="simple">DATE_PART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2" office:value-type="string" calcext:value-type="string">
            <text:p><text:a xlink:href="https://docs.aws.amazon.com/redshift/latest/dg/r_DATE_PART_YEAR.html" xlink:type="simple">DATE_PART_YEAR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2" office:value-type="string" calcext:value-type="string">
            <text:p><text:a xlink:href="https://docs.aws.amazon.com/redshift/latest/dg/r_DATE_TRUNC.html" xlink:type="simple">DATE_TRUNC function</text:a></text:p>
          </table:table-cell>
          <table:table-cell table:number-columns-repeated="16376"/>
        </table:table-row>
        <table:table-row table:style-name="ro27">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2" office:value-type="string" calcext:value-type="string">
            <text:p><text:a xlink:href="https://docs.aws.amazon.com/redshift/latest/dg/r_EXTRACT_function.html" xlink:type="simple">EXTRACT function</text:a></text:p>
          </table:table-cell>
          <table:table-cell table:number-columns-repeated="16376"/>
        </table:table-row>
        <table:table-row table:style-name="ro27">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GETDATE.html" xlink:type="simple">GETDATE function</text:a></text:p>
          </table:table-cell>
          <table:table-cell table:number-columns-repeated="16376"/>
        </table:table-row>
        <table:table-row table:style-name="ro27">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INTERVAL_CMP.html" xlink:type="simple">INTERVAL_CMP function</text:a></text:p>
          </table:table-cell>
          <table:table-cell table:number-columns-repeated="16376"/>
        </table:table-row>
        <table:table-row table:style-name="ro27">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2" office:value-type="string" calcext:value-type="string">
            <text:p><text:a xlink:href="https://docs.aws.amazon.com/redshift/latest/dg/r_LAST_DAY.html" xlink:type="simple">LAST_DAY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2"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02" office:value-type="string" calcext:value-type="string">
            <text:p><text:a xlink:href="https://docs.aws.amazon.com/redshift/latest/dg/r_NEXT_DAY.html" xlink:type="simple">NEXT_DAY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2" office:value-type="string" calcext:value-type="string">
            <text:p><text:a xlink:href="https://docs.aws.amazon.com/redshift/latest/dg/r_SYSDATE.html" xlink:type="simple">SYSDATE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2" office:value-type="string" calcext:value-type="string">
            <text:p><text:a xlink:href="https://docs.aws.amazon.com/redshift/latest/dg/r_TIMEOFDAY_function.html" xlink:type="simple">TIMEOFDAY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TIMESTAMP_CMP.html" xlink:type="simple">TIMESTAMP_CMP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2"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27">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2"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2"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27">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2"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27">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2"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27">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2" office:value-type="string" calcext:value-type="string">
            <text:p><text:a xlink:href="https://docs.aws.amazon.com/redshift/latest/dg/r_TIMEZONE.html" xlink:type="simple">TIMEZONE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2" office:value-type="string" calcext:value-type="string">
            <text:p><text:a xlink:href="https://docs.aws.amazon.com/redshift/latest/dg/r_TO_TIMESTAMP.html" xlink:type="simple">TO_TIMESTAMP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2" office:value-type="string" calcext:value-type="string">
            <text:p><text:a xlink:href="https://docs.aws.amazon.com/redshift/latest/dg/r_TRUNC_date.html" xlink:type="simple">TRUNC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3">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30">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1" table:default-cell-style-name="ce61"/>
        <table:table-column table:style-name="co15" table:default-cell-style-name="ce61"/>
        <table:table-column table:style-name="co2" table:default-cell-style-name="ce80"/>
        <table:table-column table:style-name="co42" table:default-cell-style-name="ce61"/>
        <table:table-column table:style-name="co2" table:default-cell-style-name="ce80"/>
        <table:table-column table:style-name="co43"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1">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2" table:default-cell-style-name="ce61"/>
        <table:table-column table:style-name="co46" table:default-cell-style-name="ce80"/>
        <table:table-column table:style-name="co4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8" table:default-cell-style-name="ce117"/>
        <table:table-column table:style-name="co15" table:default-cell-style-name="ce117"/>
        <table:table-column table:style-name="co2" table:default-cell-style-name="ce217"/>
        <table:table-column table:style-name="co49" table:default-cell-style-name="ce117"/>
        <table:table-column table:style-name="co2" table:default-cell-style-name="ce217"/>
        <table:table-column table:style-name="co50" table:default-cell-style-name="ce117"/>
        <table:table-column table:style-name="co51" table:default-cell-style-name="ce217"/>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2" table:default-cell-style-name="ce61"/>
        <table:table-column table:style-name="co2"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4" table:default-cell-style-name="ce61"/>
        <table:table-column table:style-name="co15" table:default-cell-style-name="ce61"/>
        <table:table-column table:style-name="co2" table:default-cell-style-name="ce80"/>
        <table:table-column table:style-name="co2" table:default-cell-style-name="ce61"/>
        <table:table-column table:style-name="co55" table:default-cell-style-name="ce80"/>
        <table:table-column table:style-name="co5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6"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6"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55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86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911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59"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0" table:default-cell-style-name="ce61"/>
        <table:table-column table:style-name="co15" table:default-cell-style-name="ce61"/>
        <table:table-column table:style-name="co2" table:default-cell-style-name="ce80"/>
        <table:table-column table:style-name="co61" table:default-cell-style-name="ce61"/>
        <table:table-column table:style-name="co2" table:default-cell-style-name="ce80"/>
        <table:table-column table:style-name="co6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501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85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2.899cm" svg:height="2.816cm" svg:x="9.164cm" svg:y="13.655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55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8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705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31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33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9cm" draw:caption-point-x="-0.61cm" draw:caption-point-y="1.51cm">
              <dc:creator>Andreas Reichel</dc:creator>
              <dc:date>2024-04-13T12:18: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2.899cm" svg:height="2.966cm" svg:x="9.164cm" svg:y="21.385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85cm" draw:caption-point-x="-0.61cm" draw:caption-point-y="1.51cm">
              <dc:creator>Andreas Reichel</dc:creator>
              <dc:date>2024-04-13T12:19: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85cm" draw:caption-point-x="-0.61cm" draw:caption-point-y="1.51cm">
              <dc:creator>Andreas Reichel</dc:creator>
              <dc:date>2024-04-13T12:19: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9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521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47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7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27">
          <table:table-cell/>
          <table:table-cell table:style-name="ce182" office:value-type="string" calcext:value-type="string">
            <office:annotation draw:style-name="gr4" svg:width="2.899cm" svg:height="1.799cm" svg:x="9.164cm" svg:y="28.624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624cm" draw:caption-point-x="-0.61cm" draw:caption-point-y="1.51cm">
              <dc:creator>Andreas Reichel</dc:creator>
              <dc:date>2024-04-13T15:06: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83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708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234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7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91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91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3">00/00/0000</text:date>, <text:time style:data-style-name="N2" text:time-value="10:19:02.52922772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3T15:13:32.990899853</dc:date>
    <dc:creator>Andreas Reichel</dc:creator>
    <meta:editing-duration>P5DT9H56M12S</meta:editing-duration>
    <meta:editing-cycles>139</meta:editing-cycles>
    <meta:generator>LibreOffice/24.2.2.2$Linux_X86_64 LibreOffice_project/a7b2f24c2ed9bf29ab9f41c0aa22edaed88781c9</meta:generator>
    <meta:document-statistic meta:table-count="20" meta:cell-count="4212" meta:object-count="0"/>
  </office:meta>
</office:document-meta>
</file>